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3"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style:font-name="Liberation Serif" fo:font-size="16pt" fo:font-weight="bold" officeooo:rsid="00793041" officeooo:paragraph-rsid="00793041"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style:font-name="Liberation Serif" fo:font-size="16pt" fo:font-weight="bold" officeooo:rsid="00a2c3df" officeooo:paragraph-rsid="00a2c3df"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6"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7"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28" style:family="paragraph" style:parent-style-name="Standard">
      <style:paragraph-properties fo:line-height="200%" fo:text-align="start" style:justify-single-word="false"/>
      <style:text-properties style:font-name="Liberation Serif" fo:font-size="12pt" fo:font-weight="normal" officeooo:rsid="007dbc11" officeooo:paragraph-rsid="007dbc11" style:font-size-asian="10.5pt" style:font-weight-asian="normal" style:font-size-complex="12pt" style:font-weight-complex="normal"/>
    </style:style>
    <style:style style:name="P29" style:family="paragraph" style:parent-style-name="Standard">
      <style:paragraph-properties fo:line-height="200%" fo:text-align="start" style:justify-single-word="false"/>
      <style:text-properties style:font-name="Liberation Serif" fo:font-size="12pt" fo:font-weight="normal" officeooo:rsid="00793041" officeooo:paragraph-rsid="00793041" style:font-size-asian="12pt" style:font-weight-asian="normal" style:font-size-complex="12pt" style:font-weight-complex="normal"/>
    </style:style>
    <style:style style:name="P30" style:family="paragraph" style:parent-style-name="Standard">
      <style:paragraph-properties fo:line-height="200%" fo:text-align="start" style:justify-single-word="false"/>
      <style:text-properties style:font-name="Liberation Serif" fo:font-size="12pt" fo:font-weight="normal" officeooo:rsid="00793041" officeooo:paragraph-rsid="009edf57" style:font-size-asian="12pt" style:font-weight-asian="normal" style:font-size-complex="12pt" style:font-weight-complex="normal"/>
    </style:style>
    <style:style style:name="P31" style:family="paragraph" style:parent-style-name="Standard">
      <style:paragraph-properties fo:line-height="200%" fo:text-align="start" style:justify-single-word="false"/>
      <style:text-properties style:font-name="Liberation Serif" fo:font-size="12pt" fo:font-weight="normal" officeooo:rsid="008271c0" officeooo:paragraph-rsid="009edf57" style:font-size-asian="12pt" style:font-weight-asian="normal" style:font-size-complex="12pt" style:font-weight-complex="normal"/>
    </style:style>
    <style:style style:name="P32" style:family="paragraph" style:parent-style-name="Standard">
      <style:paragraph-properties fo:line-height="200%" fo:text-align="start" style:justify-single-word="false"/>
      <style:text-properties style:font-name="Liberation Serif" fo:font-size="12pt" fo:font-weight="normal" officeooo:rsid="00a11bf4" officeooo:paragraph-rsid="00a11bf4" style:font-size-asian="12pt" style:font-weight-asian="normal" style:font-size-complex="12pt" style:font-weight-complex="normal"/>
    </style:style>
    <style:style style:name="P33"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34"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5" style:family="paragraph" style:parent-style-name="Standard">
      <style:paragraph-properties fo:line-height="200%" fo:text-align="start" style:justify-single-word="false"/>
      <style:text-properties style:font-name="Liberation Serif" officeooo:paragraph-rsid="0017507e"/>
    </style:style>
    <style:style style:name="P36"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7"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8"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39" style:family="paragraph" style:parent-style-name="Standard">
      <style:paragraph-properties fo:line-height="200%" fo:text-align="start" style:justify-single-word="false" fo:break-before="page"/>
      <style:text-properties style:font-name="Liberation Serif" fo:font-size="18pt" fo:font-weight="bold" officeooo:rsid="0015570c" officeooo:paragraph-rsid="0015570c" style:font-size-asian="18pt" style:font-weight-asian="bold" style:font-size-complex="18pt" style:font-weight-complex="bold"/>
    </style:style>
    <style:style style:name="P40" style:family="paragraph" style:parent-style-name="Standard">
      <style:paragraph-properties fo:line-height="200%" fo:text-align="start" style:justify-single-word="false" fo:break-before="page"/>
      <style:text-properties style:font-name="Liberation Serif" fo:font-size="18pt" fo:font-weight="bold" officeooo:rsid="001c738a" officeooo:paragraph-rsid="001c738a" style:font-size-asian="18pt" style:font-weight-asian="bold" style:font-size-complex="18pt" style:font-weight-complex="bold"/>
    </style:style>
    <style:style style:name="P41" style:family="paragraph" style:parent-style-name="Standard">
      <style:paragraph-properties fo:line-height="200%" fo:text-align="start" style:justify-single-word="false" fo:break-before="page"/>
      <style:text-properties style:font-name="Liberation Serif" fo:font-size="18pt" fo:font-weight="bold" officeooo:rsid="001fc992" officeooo:paragraph-rsid="001fc992" style:font-size-asian="18pt" style:font-weight-asian="bold" style:font-size-complex="18pt" style:font-weight-complex="bold"/>
    </style:style>
    <style:style style:name="P42" style:family="paragraph" style:parent-style-name="Standard">
      <style:paragraph-properties fo:line-height="200%" fo:text-align="start" style:justify-single-word="false"/>
      <style:text-properties style:font-name="Liberation Serif" fo:font-size="18pt" fo:font-weight="bold" officeooo:rsid="0088ca62" officeooo:paragraph-rsid="0088ca62" style:font-size-asian="18pt" style:font-weight-asian="bold" style:font-size-complex="18pt" style:font-weight-complex="bold"/>
    </style:style>
    <style:style style:name="P43"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44"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45"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P46" style:family="paragraph" style:parent-style-name="Standard">
      <style:paragraph-properties fo:line-height="200%" fo:text-align="center" style:justify-single-word="false" fo:break-before="page"/>
      <style:text-properties style:font-name="Liberation Serif" fo:font-size="20pt" fo:font-weight="bold" officeooo:rsid="0088ca62" officeooo:paragraph-rsid="0088ca62" style:font-size-asian="20pt" style:font-weight-asian="bold" style:font-size-complex="20pt" style:font-weight-complex="bold"/>
    </style:style>
    <style:style style:name="P47" style:family="paragraph" style:parent-style-name="Standard">
      <style:paragraph-properties fo:line-height="200%" fo:text-align="center" style:justify-single-word="false"/>
      <style:text-properties style:font-name="Liberation Serif" fo:font-size="20pt" fo:font-weight="bold" officeooo:rsid="0088ca62" officeooo:paragraph-rsid="0088ca62" style:font-size-asian="20pt" style:font-weight-asian="bold" style:font-size-complex="20pt" style:font-weight-complex="bold"/>
    </style:style>
    <style:style style:name="P48" style:family="paragraph" style:parent-style-name="Standard">
      <style:paragraph-properties fo:line-height="200%" fo:text-align="center" style:justify-single-word="false"/>
      <style:text-properties style:font-name="Liberation Serif" fo:font-size="20pt" fo:font-weight="bold" officeooo:rsid="001503cd" officeooo:paragraph-rsid="001503cd" style:font-size-asian="20pt" style:font-weight-asian="bold" style:font-size-complex="20pt" style:font-weight-complex="bold"/>
    </style:style>
    <style:style style:name="P49" style:family="paragraph" style:parent-style-name="Standard">
      <style:text-properties style:font-name="Liberation Serif" fo:font-size="20pt" officeooo:rsid="001503cd" officeooo:paragraph-rsid="001503cd" style:font-size-asian="20pt" style:font-size-complex="20pt"/>
    </style:style>
    <style:style style:name="P50" style:family="paragraph" style:parent-style-name="Standard">
      <style:paragraph-properties fo:line-height="200%" fo:text-align="start" style:justify-single-word="false"/>
      <style:text-properties officeooo:paragraph-rsid="0040a259"/>
    </style:style>
    <style:style style:name="P51" style:family="paragraph" style:parent-style-name="Standard">
      <style:paragraph-properties fo:line-height="200%" fo:text-align="start" style:justify-single-word="false"/>
      <style:text-properties officeooo:paragraph-rsid="0043f042"/>
    </style:style>
    <style:style style:name="P52" style:family="paragraph" style:parent-style-name="Standard">
      <style:paragraph-properties fo:line-height="200%" fo:text-align="start" style:justify-single-word="false"/>
      <style:text-properties officeooo:paragraph-rsid="004f14b4"/>
    </style:style>
    <style:style style:name="P53" style:family="paragraph" style:parent-style-name="Standard">
      <style:paragraph-properties fo:line-height="200%" fo:text-align="start" style:justify-single-word="false"/>
      <style:text-properties officeooo:paragraph-rsid="005c993b"/>
    </style:style>
    <style:style style:name="P54" style:family="paragraph" style:parent-style-name="Standard">
      <style:paragraph-properties fo:line-height="200%" fo:text-align="start" style:justify-single-word="false"/>
      <style:text-properties officeooo:paragraph-rsid="0060a423"/>
    </style:style>
    <style:style style:name="P55" style:family="paragraph" style:parent-style-name="Standard">
      <style:paragraph-properties fo:line-height="200%" fo:text-align="start" style:justify-single-word="false"/>
      <style:text-properties officeooo:paragraph-rsid="00662592"/>
    </style:style>
    <style:style style:name="P56" style:family="paragraph" style:parent-style-name="Standard">
      <style:paragraph-properties fo:line-height="200%" fo:text-align="start" style:justify-single-word="false"/>
      <style:text-properties officeooo:paragraph-rsid="007043b9"/>
    </style:style>
    <style:style style:name="P57" style:family="paragraph" style:parent-style-name="Standard">
      <style:paragraph-properties fo:line-height="200%" fo:text-align="start" style:justify-single-word="false"/>
      <style:text-properties officeooo:paragraph-rsid="0071f370"/>
    </style:style>
    <style:style style:name="P58" style:family="paragraph" style:parent-style-name="Standard">
      <style:paragraph-properties fo:line-height="200%" fo:text-align="start" style:justify-single-word="false"/>
      <style:text-properties officeooo:paragraph-rsid="00741b1c"/>
    </style:style>
    <style:style style:name="P59" style:family="paragraph" style:parent-style-name="Standard">
      <style:paragraph-properties fo:line-height="200%" fo:text-align="start" style:justify-single-word="false"/>
      <style:text-properties officeooo:rsid="0038a144" officeooo:paragraph-rsid="0039ebc6"/>
    </style:style>
    <style:style style:name="P60" style:family="paragraph" style:parent-style-name="Standard">
      <style:paragraph-properties fo:line-height="200%" fo:text-align="start" style:justify-single-word="false"/>
      <style:text-properties officeooo:rsid="004291e1" officeooo:paragraph-rsid="0042df8f"/>
    </style:style>
    <style:style style:name="P61" style:family="paragraph" style:parent-style-name="Standard">
      <style:paragraph-properties fo:line-height="200%" fo:text-align="start" style:justify-single-word="false"/>
      <style:text-properties officeooo:rsid="007dbc11" officeooo:paragraph-rsid="007dbc11"/>
    </style:style>
    <style:style style:name="P62" style:family="paragraph" style:parent-style-name="Standard">
      <style:paragraph-properties fo:line-height="200%" fo:text-align="start" style:justify-single-word="false"/>
      <style:text-properties officeooo:rsid="007dbc11" officeooo:paragraph-rsid="007f623c"/>
    </style:style>
    <style:style style:name="P63"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a11bf4" style:font-size-asian="12pt" style:font-weight-asian="normal" style:font-size-complex="12pt" style:font-weight-complex="normal"/>
    </style:style>
    <style:style style:name="P64"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P65" style:family="paragraph" style:parent-style-name="Standard">
      <style:paragraph-properties fo:line-height="200%" fo:text-align="start" style:justify-single-word="false"/>
      <style:text-properties style:font-name="Liberation Serif" fo:font-size="12pt" fo:font-weight="normal" officeooo:rsid="00b63a63" officeooo:paragraph-rsid="00b63a63" style:font-size-asian="12pt" style:font-weight-asian="normal" style:font-size-complex="12pt" style:font-weight-complex="normal"/>
    </style:style>
    <style:style style:name="P66" style:family="paragraph" style:parent-style-name="Standard">
      <style:paragraph-properties fo:line-height="200%" fo:text-align="start" style:justify-single-word="false"/>
      <style:text-properties style:font-name="Liberation Serif" fo:font-size="12pt" fo:font-weight="normal" officeooo:rsid="00ad6dee" officeooo:paragraph-rsid="00adb812" style:font-size-asian="10.5pt" style:font-weight-asian="normal" style:font-size-complex="12pt" style:font-weight-complex="normal"/>
    </style:style>
    <style:style style:name="P67" style:family="paragraph" style:parent-style-name="Standard">
      <style:paragraph-properties fo:line-height="200%" fo:text-align="start" style:justify-single-word="false"/>
      <style:text-properties style:font-name="Liberation Serif" fo:font-size="14pt" fo:font-weight="bold" officeooo:rsid="00b63a63" officeooo:paragraph-rsid="00b63a63" style:font-size-asian="14pt" style:font-weight-asian="bold" style:font-size-complex="14pt" style:font-weight-complex="bold"/>
    </style:style>
    <style:style style:name="P68" style:family="paragraph" style:parent-style-name="Standard">
      <style:paragraph-properties fo:line-height="200%" fo:text-align="start" style:justify-single-word="false"/>
      <style:text-properties officeooo:paragraph-rsid="00a2c3df"/>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weight="normal" officeooo:rsid="00ad6dee" style:font-size-asian="10.5pt" style:font-weight-asian="normal" style:font-size-complex="12pt" style:font-weight-complex="normal"/>
    </style:style>
    <style:style style:name="T39" style:family="text">
      <style:text-properties style:font-name="Liberation Serif" fo:font-size="12pt" fo:font-weight="normal" officeooo:rsid="00b609a5" style:font-size-asian="10.5pt" style:font-weight-asian="normal" style:font-size-complex="12pt" style:font-weight-complex="normal"/>
    </style:style>
    <style:style style:name="T40" style:family="text">
      <style:text-properties style:font-name="Liberation Serif" fo:font-size="12pt" fo:font-weight="normal" officeooo:rsid="00793041" style:font-size-asian="12pt" style:font-weight-asian="normal" style:font-size-complex="12pt" style:font-weight-complex="normal"/>
    </style:style>
    <style:style style:name="T41" style:family="text">
      <style:text-properties style:font-name="Liberation Serif" fo:font-size="12pt" fo:font-weight="normal" officeooo:rsid="00b609a5" style:font-size-asian="12pt" style:font-weight-asian="normal" style:font-size-complex="12pt" style:font-weight-complex="normal"/>
    </style:style>
    <style:style style:name="T42" style:family="text">
      <style:text-properties style:font-name="Liberation Serif" fo:font-size="12pt" fo:font-weight="normal" officeooo:rsid="00a2c3df" style:font-size-asian="12pt" style:font-weight-asian="normal" style:font-size-complex="12pt" style:font-weight-complex="normal"/>
    </style:style>
    <style:style style:name="T43" style:family="text">
      <style:text-properties style:font-name="Liberation Serif" fo:font-size="12pt" fo:font-weight="normal" officeooo:rsid="00a97f6c" style:font-size-asian="12pt" style:font-weight-asian="normal" style:font-size-complex="12pt" style:font-weight-complex="normal"/>
    </style:style>
    <style:style style:name="T44" style:family="text">
      <style:text-properties style:font-name="Liberation Serif" fo:font-size="12pt" fo:font-weight="normal" officeooo:rsid="00a9af78" style:font-size-asian="12pt" style:font-weight-asian="normal" style:font-size-complex="12pt" style:font-weight-complex="normal"/>
    </style:style>
    <style:style style:name="T45" style:family="text">
      <style:text-properties style:font-name="Liberation Serif" fo:font-size="12pt" fo:font-weight="normal" officeooo:rsid="00aa8cce" style:font-size-asian="12pt" style:font-weight-asian="normal" style:font-size-complex="12pt" style:font-weight-complex="normal"/>
    </style:style>
    <style:style style:name="T46" style:family="text">
      <style:text-properties style:font-name="Liberation Serif" fo:font-size="12pt" fo:font-weight="normal" officeooo:rsid="00b63a63" style:font-size-asian="12pt" style:font-weight-asian="normal" style:font-size-complex="12pt" style:font-weight-complex="normal"/>
    </style:style>
    <style:style style:name="T4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8"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9"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50"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51" style:family="text">
      <style:text-properties style:font-name="Liberation Serif" fo:font-size="12pt" fo:font-style="normal" officeooo:rsid="003f44fc" style:font-size-asian="12pt" style:font-style-asian="normal" style:font-size-complex="12pt" style:font-style-complex="normal"/>
    </style:style>
    <style:style style:name="T52"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53" style:family="text">
      <style:text-properties style:font-name="Liberation Serif" fo:font-size="16pt" fo:font-weight="bold" officeooo:rsid="003f44fc" style:font-size-asian="16pt" style:font-weight-asian="bold" style:font-size-complex="16pt" style:font-weight-complex="bold"/>
    </style:style>
    <style:style style:name="T54" style:family="text">
      <style:text-properties style:font-name="Liberation Serif" fo:font-size="16pt" fo:font-weight="bold" officeooo:rsid="00727da3" style:font-size-asian="16pt" style:font-weight-asian="bold" style:font-size-complex="16pt" style:font-weight-complex="bold"/>
    </style:style>
    <style:style style:name="T55" style:family="text">
      <style:text-properties fo:font-style="italic" style:font-style-asian="italic" style:font-style-complex="italic"/>
    </style:style>
    <style:style style:name="T56" style:family="text">
      <style:text-properties fo:font-style="italic" officeooo:rsid="003f44fc" style:font-style-asian="italic" style:font-style-complex="italic"/>
    </style:style>
    <style:style style:name="T57" style:family="text">
      <style:text-properties fo:font-style="italic" officeooo:rsid="004f14b4" style:font-style-asian="italic" style:font-style-complex="italic"/>
    </style:style>
    <style:style style:name="T58" style:family="text">
      <style:text-properties fo:font-style="italic" officeooo:rsid="005c993b" style:font-style-asian="italic" style:font-style-complex="italic"/>
    </style:style>
    <style:style style:name="T59" style:family="text">
      <style:text-properties officeooo:rsid="0037615c"/>
    </style:style>
    <style:style style:name="T60" style:family="text">
      <style:text-properties style:text-position="super 58%" style:font-name="Liberation Serif" fo:font-size="12pt" fo:font-weight="normal" style:font-size-asian="10.5pt" style:font-weight-asian="normal" style:font-size-complex="12pt" style:font-weight-complex="normal"/>
    </style:style>
    <style:style style:name="T61" style:family="text">
      <style:text-properties style:text-position="super 58%" officeooo:rsid="008148b4"/>
    </style:style>
    <style:style style:name="T62" style:family="text">
      <style:text-properties officeooo:rsid="0037a93d"/>
    </style:style>
    <style:style style:name="T63" style:family="text">
      <style:text-properties officeooo:rsid="0038a144"/>
    </style:style>
    <style:style style:name="T64" style:family="text">
      <style:text-properties officeooo:rsid="003b5221"/>
    </style:style>
    <style:style style:name="T65" style:family="text">
      <style:text-properties officeooo:rsid="003bcbd1"/>
    </style:style>
    <style:style style:name="T66" style:family="text">
      <style:text-properties officeooo:rsid="003d14e4"/>
    </style:style>
    <style:style style:name="T67" style:family="text">
      <style:text-properties fo:font-style="normal" style:font-style-asian="normal" style:font-style-complex="normal"/>
    </style:style>
    <style:style style:name="T68" style:family="text">
      <style:text-properties fo:font-style="normal" officeooo:rsid="00411a91" style:font-style-asian="normal" style:font-style-complex="normal"/>
    </style:style>
    <style:style style:name="T69" style:family="text">
      <style:text-properties fo:font-style="normal" officeooo:rsid="003f44fc" style:font-style-asian="normal" style:font-style-complex="normal"/>
    </style:style>
    <style:style style:name="T70" style:family="text">
      <style:text-properties fo:font-style="normal" officeooo:rsid="004f14b4" style:font-style-asian="normal" style:font-style-complex="normal"/>
    </style:style>
    <style:style style:name="T71" style:family="text">
      <style:text-properties fo:font-style="normal" officeooo:rsid="005c993b" style:font-style-asian="normal" style:font-style-complex="normal"/>
    </style:style>
    <style:style style:name="T72" style:family="text">
      <style:text-properties officeooo:rsid="00438826"/>
    </style:style>
    <style:style style:name="T73" style:family="text">
      <style:text-properties officeooo:rsid="004713f8"/>
    </style:style>
    <style:style style:name="T74" style:family="text">
      <style:text-properties officeooo:rsid="004aa506"/>
    </style:style>
    <style:style style:name="T75" style:family="text">
      <style:text-properties officeooo:rsid="004cabdc"/>
    </style:style>
    <style:style style:name="T76" style:family="text">
      <style:text-properties officeooo:rsid="004d2f86"/>
    </style:style>
    <style:style style:name="T77" style:family="text">
      <style:text-properties officeooo:rsid="004edd98"/>
    </style:style>
    <style:style style:name="T78" style:family="text">
      <style:text-properties officeooo:rsid="004f082e"/>
    </style:style>
    <style:style style:name="T79" style:family="text">
      <style:text-properties officeooo:rsid="005c107d"/>
    </style:style>
    <style:style style:name="T80" style:family="text">
      <style:text-properties officeooo:rsid="00634950"/>
    </style:style>
    <style:style style:name="T81" style:family="text">
      <style:text-properties officeooo:rsid="00662592"/>
    </style:style>
    <style:style style:name="T82" style:family="text">
      <style:text-properties officeooo:rsid="00666807"/>
    </style:style>
    <style:style style:name="T83" style:family="text">
      <style:text-properties officeooo:rsid="0069a83d"/>
    </style:style>
    <style:style style:name="T84" style:family="text">
      <style:text-properties officeooo:rsid="006b1f30"/>
    </style:style>
    <style:style style:name="T85" style:family="text">
      <style:text-properties officeooo:rsid="006bc4d3"/>
    </style:style>
    <style:style style:name="T86" style:family="text">
      <style:text-properties officeooo:rsid="006c1803"/>
    </style:style>
    <style:style style:name="T87" style:family="text">
      <style:text-properties officeooo:rsid="006cba9d"/>
    </style:style>
    <style:style style:name="T88" style:family="text">
      <style:text-properties officeooo:rsid="007043b9"/>
    </style:style>
    <style:style style:name="T89" style:family="text">
      <style:text-properties officeooo:rsid="0071f370"/>
    </style:style>
    <style:style style:name="T90" style:family="text">
      <style:text-properties officeooo:rsid="00727da3"/>
    </style:style>
    <style:style style:name="T91" style:family="text">
      <style:text-properties officeooo:rsid="003f44fc"/>
    </style:style>
    <style:style style:name="T92" style:family="text">
      <style:text-properties fo:font-size="16pt" style:font-size-asian="16pt" style:font-size-complex="16pt"/>
    </style:style>
    <style:style style:name="T93" style:family="text">
      <style:text-properties officeooo:rsid="0076ddd5"/>
    </style:style>
    <style:style style:name="T94" style:family="text">
      <style:text-properties officeooo:rsid="00781089"/>
    </style:style>
    <style:style style:name="T95" style:family="text">
      <style:text-properties officeooo:rsid="007abdbb"/>
    </style:style>
    <style:style style:name="T96" style:family="text">
      <style:text-properties officeooo:rsid="007dbc11"/>
    </style:style>
    <style:style style:name="T97" style:family="text">
      <style:text-properties officeooo:rsid="008148b4"/>
    </style:style>
    <style:style style:name="T98" style:family="text">
      <style:text-properties officeooo:rsid="0081ebc0"/>
    </style:style>
    <style:style style:name="T99" style:family="text">
      <style:text-properties officeooo:rsid="00a11bf4"/>
    </style:style>
    <style:style style:name="T100" style:family="text">
      <style:text-properties officeooo:rsid="00a2c3df"/>
    </style:style>
    <style:style style:name="T101" style:family="text">
      <style:text-properties officeooo:rsid="00a38f04"/>
    </style:style>
    <style:style style:name="T102" style:family="text">
      <style:text-properties officeooo:rsid="00a97f6c"/>
    </style:style>
    <style:style style:name="T103" style:family="text">
      <style:text-properties officeooo:rsid="00a9af78"/>
    </style:style>
    <style:style style:name="T104" style:family="text">
      <style:text-properties officeooo:rsid="00aa8cce"/>
    </style:style>
    <style:style style:name="T105" style:family="text">
      <style:text-properties officeooo:rsid="00adb812"/>
    </style:style>
    <style:style style:name="T106" style:family="text">
      <style:text-properties officeooo:rsid="00b609a5"/>
    </style:style>
    <style:style style:name="T107" style:family="text">
      <style:text-properties officeooo:rsid="005c993b" style:font-size-asian="10.5pt"/>
    </style:style>
    <style:style style:name="T108" style:family="text">
      <style:text-properties officeooo:rsid="00b609a5" style:font-size-asian="10.5pt"/>
    </style:style>
    <style:style style:name="T109" style:family="text">
      <style:text-properties officeooo:rsid="00ad6dee" style:font-size-asian="10.5pt"/>
    </style:style>
    <style:style style:name="T110" style:family="text">
      <style:text-properties officeooo:rsid="00b63a63"/>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9"/>
      <text:p text:style-name="P48">Modeling Smartphone Images with Human Faces to Discriminate A Selected Face Using Deep Learning</text:p>
      <text:p text:style-name="P7"/>
      <text:p text:style-name="P7"/>
      <text:p text:style-name="P7">Wycliffe Atswenje Sikolia</text:p>
      <text:p text:style-name="P7"/>
      <text:p text:style-name="P7"/>
      <text:p text:style-name="P7">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6"/>
      <text:p text:style-name="P6"/>
      <text:p text:style-name="P8">2022</text:p>
      <text:p text:style-name="P9"/>
      <text:p text:style-name="P9"/>
      <text:p text:style-name="P9"/>
      <text:p text:style-name="P39">DECLARATION</text:p>
      <text:p text:style-name="P10">This research proposal is my own work and has not been presented elsewhere for a degree award.</text:p>
      <text:p text:style-name="P10"/>
      <text:p text:style-name="P10">Signature ................................................… <text:s text:c="24"/>Date <text:s/>…..............................................</text:p>
      <text:p text:style-name="P12">Wycliffe Atswenje Sikolia</text:p>
      <text:p text:style-name="P13">SCB384-3284/2013</text:p>
      <text:p text:style-name="P10"/>
      <text:p text:style-name="P33">Declaration by supervisors.</text:p>
      <text:p text:style-name="P10">This research proposal has been submitted for examination with our approval as university supervisors.</text:p>
      <text:p text:style-name="P10"/>
      <text:p text:style-name="P10">Signature ...............................……………. <text:s text:c="24"/>Date .....................................……….</text:p>
      <text:p text:style-name="P35"><text:span text:style-name="T3">Professor </text:span>Anthony Gichuhi Waititu</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0"/>
      <text:p text:style-name="P10">Signature ...............................……………. <text:s text:c="24"/>Date ..........................………………</text:p>
      <text:p text:style-name="P10"><text:span text:style-name="T5">Dr</text:span>. Anthony Kibera Wanjoya</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1"/>
      <text:p text:style-name="P11"/>
      <text:p text:style-name="P11"/>
      <text:p text:style-name="P11"/>
      <text:p text:style-name="P11"/>
      <text:p text:style-name="P40">DE<text:span text:style-name="T11">DICATION</text:span></text:p>
      <text:p text:style-name="P15">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ACKNOWLEDGMENT</text:p>
      <text:p text:style-name="P14">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4"/>
      <text:p text:style-name="P14"/>
      <text:p text:style-name="P14"/>
      <text:p text:style-name="P14"/>
      <text:p text:style-name="P14"/>
      <text:p text:style-name="P14"/>
      <text:p text:style-name="P14"/>
      <text:p text:style-name="P34"><text:span text:style-name="T10">ABSTRACT</text:span><text:span text:style-name="T9"> </text:span></text:p>
      <text:p text:style-name="P15"/>
      <text:p text:style-name="P15"/>
      <text:p text:style-name="P15"/>
      <text:p text:style-name="P15"/>
      <text:p text:style-name="P11"/>
      <text:p text:style-name="P11"/>
      <text:p text:style-name="P11"/>
      <text:p text:style-name="P11"/>
      <text:p text:style-name="P11"/>
      <text:p text:style-name="P11"/>
      <text:p text:style-name="P36">Chapter One</text:p>
      <text:p text:style-name="P37">Introduction</text:p>
      <text:p text:style-name="P38">1.1 Background of Study</text:p>
      <text:p text:style-name="P16"><text:tab/><text:span text:style-name="T12">The emergence of big data has disrupted technology. </text:span><text:span text:style-name="T59">Critical to the discussion is the fact that the data science is </text:span><text:span text:style-name="T62">one of the best professions of the big data era</text:span><text:span text:style-name="T59">. As evidenced, Davenport and Patil (2012) published an article </text:span><text:span text:style-name="T62">arguing that data science is the sexiest job of the century. In a different publication, </text:span><text:span text:style-name="T12">Vicario and Coleman (2018) </text:span><text:span text:style-name="T62">mention that data scientists </text:span><text:span text:style-name="T65">work in industries such as </text:span><text:span text:style-name="T62">technology, production industries, e-commerce, and even agriculture. </text:span><text:span text:style-name="T66">Clearly, the need for skilled personnel in data science is growing at an alarming rate, which has resulted in a lot of competition among giant companies in technology. </text:span><text:span text:style-name="T65">This has led to innovations such</text:span><text:span text:style-name="T63"> as speech recognition</text:span><text:span text:style-name="T65">(siri) by apple, image detection by Google, </text:span><text:span text:style-name="T63">and </text:span><text:span text:style-name="T65">video recommendation from YouTube.</text:span><text:span text:style-name="T63"> </text:span><text:span text:style-name="T73">Indeed, giant technology companies are consuming big data to create applications that are are revolutionizing the world. </text:span><text:span text:style-name="T64">These recent innovations prove that </text:span><text:span text:style-name="T73">data science is growing rapidly and that the world is yet </text:span><text:span text:style-name="T64"><text:s/>to see additional applications that will consume big data. </text:span></text:p>
      <text:p text:style-name="P51"><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20"><text:soft-page-break/></text:p>
      <text:p text:style-name="P20"/>
      <text:p text:style-name="P21"><text:tab/><text:span text:style-name="T74">Indeed, huge technology companies such as Google and Apple have developed world class applications that have enabled them to enjoy a competitive advantage over other companies. <text:s/></text:span><text:span text:style-name="T75">T</text:span><text:span text:style-name="T74">hese data science applications (from Google and Apple) have been made possible by techniques such as support vector machines, random forests, decision trees, and neural networks. </text:span><text:span text:style-name="T75">The term neural network refers to a connection of layers comprising of units called perceptrons, which is made up of an input layer (the predictor variables), a processing unit, and an output layer. </text:span><text:span text:style-name="T78">T</text:span><text:span text:style-name="T76">he processing unit could comprise of one or more hidden layers. That said, </text:span><text:span text:style-name="T75">deep learning </text:span><text:span text:style-name="T76">occurs when </text:span><text:span text:style-name="T75">a neural network </text:span><text:span text:style-name="T76">is created </text:span><text:span text:style-name="T75">with more than one hidden layer. </text:span><text:span text:style-name="T77">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54"><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4"/>
      <text:p text:style-name="P3">1.2 Problem <text:span text:style-name="T90">S</text:span>tatement</text:p>
      <text:p text:style-name="P58"><text:span text:style-name="T16"><text:tab/></text:span><text:span text:style-name="T86">As already mentioned, deep learning has enabled researchers to develop facial recognition systems. However, most of the developed solutions were created in European countries </text:span><text:span text:style-name="T87">implying facial recognition based on African faces are yet to be developed. </text:span><text:span text:style-name="T88">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89">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58"><text:span text:style-name="T53">1.</text:span><text:span text:style-name="T54">3</text:span><text:span text:style-name="T53"> Justification of the study</text:span></text:p>
      <text:p text:style-name="P17"><text:span text:style-name="T80"><text:tab/>B</text:span><text:span text:style-name="T91">lahnik </text:span><text:span text:style-name="T72">and </text:span><text:span text:style-name="T91">Schindelbeck </text:span><text:span text:style-name="T72">(2021) argue that </text:span>some 2 trillion pictures will likely be taken <text:span text:style-name="T72">every</text:span> year, which is twice as <text:span text:style-name="T72">much</text:span> compared with five years <text:span text:style-name="T72">ago and</text:span> <text:span text:style-name="T72">a</text:span>n upwards of 90% of them are taken using a smartphone<text:span text:style-name="T80">s</text:span>. <text:span text:style-name="T82">In another study, Dermawi and Tolle (2019) reveal that most downloaded applications from Google Play Store as of August 2018 were in the photography category. </text:span><text:span text:style-name="T72"><text:s/></text:span><text:span text:style-name="T85">It follows that managing and perusing through images and videos stored in a smartphone could be a daunting task. </text:span><text:span text:style-name="T83">For instance, </text:span><text:span text:style-name="T85">consider </text:span><text:span text:style-name="T83">a smartphone user with an estimated 5 gigabytes of images and videos, </text:span><text:span text:style-name="T85">such a person </text:span><text:span text:style-name="T83">will find it frustrating to scroll through the images and videos </text:span><text:span text:style-name="T84">looking for pictures and videos belonging to a particular person. </text:span><text:span text:style-name="T85">Moreover, smartphone users tend to have images and videos of their close family members stored. Critical to the discussion is the truth that close family members tend to have resembling faces. </text:span><text:span text:style-name="T72">Th</text:span><text:span text:style-name="T85">u</text:span><text:span text:style-name="T72">s, </text:span><text:span text:style-name="T85">researchers should develop tools that can help smartphone users </text:span><text:span text:style-name="T86">peruse through images and videos efficiently.</text:span></text:p>
      <text:p text:style-name="P43"><text:soft-page-break/>1.4 <text:span text:style-name="T92">OBJECTIVES OF THE STUDY</text:span></text:p>
      <text:p text:style-name="P44">1.4.1 General <text:span text:style-name="T93">O</text:span>bjective</text:p>
      <text:p text:style-name="P27">To create a deep learning model that can detect African faces using smartphone images</text:p>
      <text:p text:style-name="P45">1.4.2 Specific Objectives</text:p>
      <text:list xml:id="list1985280170" text:style-name="L1">
        <text:list-item>
          <text:p text:style-name="P63">To use convolution neural networks to build a model that can detect <text:span text:style-name="T94">African </text:span>faces given a list of smartphone images.</text:p>
        </text:list-item>
        <text:list-item>
          <text:p text:style-name="P63">To use <text:span text:style-name="T94">recurrent </text:span>neural networks to build a model that can detect <text:span text:style-name="T94">African </text:span>faces given a list of smartphone images.</text:p>
        </text:list-item>
        <text:list-item>
          <text:p text:style-name="P63">To use <text:span text:style-name="T94">long short term memory</text:span> neural networks to build a model that can detect <text:span text:style-name="T94">African </text:span>faces given a list of smartphone images.</text:p>
        </text:list-item>
        <text:list-item>
          <text:p text:style-name="P64">To compare the performance of convolution, recurrent, and long short term memory neural <text:span text:style-name="T99">networks </text:span>on African faces from smartphone pictures.</text:p>
        </text:list-item>
      </text:list>
      <text:p text:style-name="P4">1.5 Significance of The Study</text:p>
      <text:p text:style-name="P30"><text:tab/><text:span text:style-name="T95">Apparently, there is a lot of literature on the subject of facial recognition but that is not enough. </text:span><text:span text:style-name="T96">This owes to the truth that Marks (2021) cites two cases where people of color were wrongfully arrested because of a </text:span><text:span text:style-name="T98">racially </text:span><text:span text:style-name="T96">biased facial recognition </text:span><text:span text:style-name="T98">system</text:span><text:span text:style-name="T96">. </text:span><text:span text:style-name="T97">In a different study, Leslie (2020) argues that racial bias in photographs is a problem that began as early as the 19</text:span><text:span text:style-name="T61">th</text:span><text:span text:style-name="T97"> century. The same author further mentions that the topical facial recognition systems are still racial biased. It is important to note that the current </text:span><text:span text:style-name="T98">facial recognition systems </text:span><text:span text:style-name="T97"><text:s/></text:span><text:span text:style-name="T98">were created from celebrity images but none of them dared to use images collected from Smartphones. </text:span></text:p>
      <text:p text:style-name="P31">Moreover, the current facial recognition systems were created using one hundred and twenty eight variables. It follows that this proposal will contribute to the existing knowledge by creating a facial recognition system using forty two variables, African faces, and images taken using smartphones.</text:p>
      <text:p text:style-name="P29"/>
      <text:p text:style-name="P46">Chapter Two</text:p>
      <text:p text:style-name="P47">Literature Review</text:p>
      <text:p text:style-name="P42">2.1 Introduction</text:p>
      <text:p text:style-name="P32"><text:tab/>This section surveys previous works done <text:s/>on facial recognition with a bias towards the objectives of this work. It begins with examining different types of methodologies that have been used for facial recognition before delving into how different types of neural networks have been used for facial recognition. Specifically, this proposal discusses how convolution neural networks, <text:s/>recurrent neural networks, and long short term memory neural networks have been used for facial recognition. <text:span text:style-name="T100">Finally, the proposal examines machine learning workflows from previous publications </text:span><text:span text:style-name="T101">and how those workflows can be applied on facial recognition</text:span><text:span text:style-name="T100">.</text:span></text:p>
      <text:p text:style-name="P5">2.2 Facial Recognition</text:p>
      <text:p text:style-name="P68"><text:span text:style-name="T42"><text:tab/></text:span><text:span text:style-name="T43">Facial recognition is a biometric technique used to identify faces and match those faces to a database of faces with an aim of identifying a human being. From the definition, it is clear that face recognition is a two-step process with the first step being face detection and the second step being face identification. </text:span><text:span text:style-name="T44">T</text:span><text:span text:style-name="T43">he first step </text:span><text:span text:style-name="T44">of facial recognition </text:span><text:span text:style-name="T45">(or the face detection step)</text:span><text:span text:style-name="T44"> is identifying and extracting </text:span><text:span text:style-name="T45">human </text:span><text:span text:style-name="T44">faces from an image. </text:span><text:span text:style-name="T45">In this step, all objects in an image are extracted and checked to confirm if a picture contains a human face. If any human face is present in the image, the face is extracted from the image before step two begins. In the second step or the image identification step, an image is compared to faces stored in a database to identify if the face matches the face of a known person. As already mention facial recognition could be done using three different methods. This methods include facial recognition using template matching, facial recognition based on facial geometric features, and model based facial recognition. </text:span><text:span text:style-name="T46">It is important to note that w</text:span><text:span text:style-name="T41">hile </text:span><text:span text:style-name="T30">Fu (2021) </text:span><text:span text:style-name="T39">posits that there are three methods used for facial recognition, </text:span><text:span text:style-name="T38">Priya </text:span><text:span text:style-name="T39">et al.,</text:span><text:span text:style-name="T38"> </text:span><text:soft-page-break/><text:span text:style-name="T38">(2014) </text:span><text:span text:style-name="T39">discuss four methods of facial recognition. These methods include the geometric feature approach, the holistic approach, the model based approach, and the template based approach. </text:span></text:p>
      <text:p text:style-name="P67">2.2.1 Geometric Approach</text:p>
      <text:p text:style-name="P65"><text:tab/></text:p>
      <text:p text:style-name="P29"/>
      <text:p text:style-name="P2">References</text:p>
      <text:p text:style-name="P22">Blahnik, V. &amp; Schindelbeck, O. (2021). Smartphone <text:span text:style-name="T81">I</text:span>maging <text:span text:style-name="T81">T</text:span>echnology and its <text:span text:style-name="T81">A</text:span>pplications. </text:p>
      <text:p text:style-name="P60"><text:span text:style-name="T13"><text:tab/></text:span><text:span text:style-name="T47">Advanced Optical Technologies, 10(3), 145-232</text:span><text:span text:style-name="T13">. https://doi.org/10.1515/aot-2021-0023</text:span></text:p>
      <text:p text:style-name="P59"><text:span text:style-name="T14">D</text:span><text:span text:style-name="T13">avenport, H. T., and Patil, J. D. (2012). Data Scientist:The Sexiest Job of the 21</text:span><text:span text:style-name="T60">st</text:span><text:span text:style-name="T13"> Century. Harvard </text:span></text:p>
      <text:p text:style-name="P25"><text:tab/>Business Review. Retrieved from: https://hbr.org/2012/10/data-scientist-the-sexiest-job-of-t<text:tab/>he-21st-century.</text:p>
      <text:p text:style-name="P26">Dermawi, R., and Tolle, H. (2019). <text:s/>What Factors Influence Users to Install a Photography-</text:p>
      <text:p text:style-name="P55"><text:span text:style-name="T33"><text:tab/>Category Application to their Android Smartphone? </text:span><text:span text:style-name="T48">In</text:span><text:span text:style-name="T55">ternational Journal of Interactive <text:tab/>Mobile Technologies, </text:span>13(02): 4-<text:span text:style-name="T96">12</text:span>. <text:span text:style-name="T82">https://doi</text:span>:10.3991/ijim.v13i02.6726</text:p>
      <text:p text:style-name="P53"><text:span text:style-name="T68">F</text:span><text:span text:style-name="T71">u, X. (2021). Design of Facial Recognition System Based on Visual Communication Effect. <text:tab/></text:span><text:span text:style-name="T58">Computational Intelligence and Neuroscience</text:span><text:span text:style-name="T71">, </text:span><text:span text:style-name="T67">2021(4): 1-9</text:span><text:span text:style-name="T71">. <text:tab/>https://doi.org/10.1155/2021/1539596</text:span></text:p>
      <text:p text:style-name="P52"><text:span text:style-name="T68">H</text:span><text:span text:style-name="T70">inton, E. G., Osindero, O., and Teh, Y. (2006). </text:span><text:span text:style-name="T67">A Fast Learning Algorithm for Deep Belief Nets</text:span><text:span text:style-name="T70">. </text:span></text:p>
      <text:p text:style-name="P52"><text:span text:style-name="T70"><text:tab/></text:span><text:span text:style-name="T57">Neural Computation, </text:span><text:span text:style-name="T70">18(7): 1527-54. https://doi:10.1162/neco.2006.18.7.1527</text:span></text:p>
      <text:p text:style-name="P62"><text:span text:style-name="T34">Leslie, D. (2020). Understanding bias in facial recognition technologies: an explainer. </text:span><text:span text:style-name="T49">The Alan </text:span></text:p>
      <text:p text:style-name="P62"><text:span text:style-name="T49"><text:tab/>Turing Institute</text:span><text:span text:style-name="T34">. https://doi.org/10.5281/zenodo.4050457 </text:span></text:p>
      <text:p text:style-name="P61"><text:span text:style-name="T34">M</text:span><text:span text:style-name="T13">arks, P. (2021).Can the Biases in Facial Recognition Be Fixed; <text:s/>Also, Should They?</text:span></text:p>
      <text:p text:style-name="P28"><text:tab/>Communications of The ACM, 64(3): 20-22. https://dx.doi.org/10.1145/3446877</text:p>
      <text:p text:style-name="P56"><text:span text:style-name="T34">Najibi, A. (2020). </text:span><text:span text:style-name="T49">Racial Discrimination in Face Recognition Technology</text:span><text:span text:style-name="T34">. Retrieved from <text:tab/>https://sitn.hms.harvard.edu/flash/2020/racial-discrimination-in-face-recognition-<text:tab/>technology/</text:span></text:p>
      <text:p text:style-name="P66">Priya, G. A., Rekha, P. A., Sarabya, K. R., and Thanuganesh, M. (2014). Face Recognition with </text:p>
      <text:p text:style-name="P66"><text:tab/>Different Approaches: A Survey. I<text:span text:style-name="T55">nternational Journal of Emerging Engineering Research <text:tab/>and Technology</text:span>, <text:span text:style-name="T105">2(7): 288-293. Retireved from: http://www.ijeert.org/pdf/v2-i7/39.pdf</text:span></text:p>
      <text:p text:style-name="P23">Ranjan, A., Behera, N. J., and Reza. M. (2020). <text:span text:style-name="T55">A Parallel Approach for Real-Time Face</text:span></text:p>
      <text:p text:style-name="P23"><text:soft-page-break/><text:span text:style-name="T55"><text:tab/>Recognition from a Large Database</text:span>. <text:span text:style-name="T79">Retrieved from: https://arxiv.org/pdf/2011.00443.pdf</text:span></text:p>
      <text:p text:style-name="P57"><text:span text:style-name="T35">Rehman, H. M., Liew, S. C., Abbas, A., Jayaraman, P. P., Wah, Y. T., and Khan U. S. (2016). Big <text:tab/>Data Reduction Methods: A Survey. </text:span><text:span text:style-name="T50">Data Science and Engineering</text:span><text:span text:style-name="T35">, (2016) 1:265–284, <text:tab/></text:span><text:span text:style-name="T52">https://doi:</text:span><text:span text:style-name="T70">10.1007/s41019-016-0022-0</text:span></text:p>
      <text:p text:style-name="P19">Vicario, G., and Coleman, S. (2018). A Review of Data Science in Business and Industry and a </text:p>
      <text:p text:style-name="P50"><text:span text:style-name="T14"><text:tab/>Future Review. </text:span><text:span text:style-name="T55">Applied Stochastic Models in Business and Industry, </text:span><text:span text:style-name="T69">36(1), 6-18</text:span><text:span text:style-name="T56">. </text:span></text:p>
      <text:p text:style-name="P50"><text:span text:style-name="T56"><text:tab/></text:span><text:span text:style-name="T69">https://</text:span><text:span text:style-name="T68">doi</text:span><text:span text:style-name="T51">:10.1002/asmb.2488</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3-06T21:26:33.271033504</dc:date>
    <meta:editing-duration>PT7H59M31S</meta:editing-duration>
    <meta:editing-cycles>39</meta:editing-cycles>
    <meta:generator>LibreOffice/7.2.5.2$Linux_X86_64 LibreOffice_project/20$Build-2</meta:generator>
    <meta:document-statistic meta:table-count="0" meta:image-count="0" meta:object-count="0" meta:page-count="13" meta:paragraph-count="77" meta:word-count="2254" meta:character-count="15198" meta:non-whitespace-character-count="12900"/>
  </office:meta>
</office:document-meta>
</file>